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7B00000015543B384180429405.png" manifest:media-type="image/png"/>
  <manifest:file-entry manifest:full-path="Pictures/100003C600000CB60000022C60253A3CEAD478A2.svg" manifest:media-type="image/svg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CR Speech Recognition Plugin for Xamarin &amp; Windows</text:h>
      <text:p text:style-name="Text_20_body"><text:span text:style-name="Emphasis">Easy to use cross platform speech recognition (speech to text) plugin for Xamarin &amp; UWP</text:span></text:p>
      <text:p text:style-name="Text_20_body"><draw:a xlink:type="simple" xlink:href="https://www.nuget.org/packages/Plugin.SpeechRecognition/"><draw:frame draw:style-name="fr1" draw:name="Bild1" text:anchor-type="as-char" svg:width="3.307cm" svg:height="0.609cm" draw:z-index="0"><draw:image xlink:href="Pictures/100003C600000CB60000022C60253A3CEAD478A2.svg" xlink:type="simple" xlink:show="embed" xlink:actuate="onLoad"/><draw:image xlink:href="Pictures/100002010000007B00000015543B384180429405.png" xlink:type="simple" xlink:show="embed" xlink:actuate="onLoad"/><svg:title>NuGet</svg:title></draw:frame></draw:a></text:p>
      <text:h text:style-name="Heading_20_2" text:outline-level="2"><text:bookmark text:name="user-content-platforms"/>PLATFORMS</text:h>
      <text:list xml:id="list5611732892062294388" text:style-name="L1">
        <text:list-item>
          <text:p text:style-name="P4">iOS 10+ </text:p>
        </text:list-item>
        <text:list-item>
          <text:p text:style-name="P4">Android </text:p>
        </text:list-item>
        <text:list-item>
          <text:p text:style-name="P4">Windows UWP </text:p>
        </text:list-item>
        <text:list-item>
          <text:p text:style-name="P2">.NET Standard </text:p>
        </text:list-item>
      </text:list>
      <text:h text:style-name="Heading_20_2" text:outline-level="2"><text:bookmark text:name="user-content-setup"/>SETUP</text:h>
      <text:h text:style-name="Heading_20_4" text:outline-level="4"><text:bookmark text:name="user-content-ios"/>iOS</text:h>
      <text:p text:style-name="Text_20_body">Add the following to your</text:p>
      <text:p text:style-name="Preformatted_20_Text">&lt;key&gt;NSSpeechRecognitionUsageDescription&lt;/key&gt; <text:s/></text:p>
      <text:p text:style-name="Preformatted_20_Text">&lt;string&gt;Say something useful here&lt;/string&gt; <text:s/></text:p>
      <text:p text:style-name="Preformatted_20_Text">&lt;key&gt;NSMicrophoneUsageDescription&lt;/key&gt; <text:s/></text:p>
      <text:p text:style-name="P1">&lt;string&gt;Say something useful here&lt;/string&gt; </text:p>
      <text:h text:style-name="Heading_20_4" text:outline-level="4"><text:bookmark text:name="user-content-android"/>Android</text:h>
      <text:p text:style-name="Text_20_body">Add the following to your AndroidManifest.xml</text:p>
      <text:p text:style-name="Preformatted_20_Text">&lt;uses-permission android:name="android.permission.INTERNET" /&gt;</text:p>
      <text:p text:style-name="P1">&lt;uses-permission android:name="android.permission.RECORD_AUDIO" /&gt;</text:p>
      <text:h text:style-name="Heading_20_4" text:outline-level="4"><text:bookmark text:name="user-content-uwp"/>UWP</text:h>
      <text:p text:style-name="Text_20_body">Add the following to your app manifest</text:p>
      <text:p text:style-name="Preformatted_20_Text">&lt;Capabilities&gt;</text:p>
      <text:p text:style-name="Preformatted_20_Text"><text:s text:c="8"/>&lt;Capability Name="internetClient" /&gt;</text:p>
      <text:p text:style-name="Preformatted_20_Text"><text:s text:c="8"/>&lt;DeviceCapability Name="microphone" /&gt;</text:p>
      <text:p text:style-name="P1">&lt;/Capabilities&gt;</text:p>
      <text:h text:style-name="Heading_20_2" text:outline-level="2"><text:bookmark text:name="user-content-how-to-use"/>HOW TO USE</text:h>
      <text:h text:style-name="Heading_20_3" text:outline-level="3"><text:bookmark text:name="user-content-request-permission"/>Request Permission</text:h>
      <text:p text:style-name="Preformatted_20_Text">var granted = await CrossSpeechRecognition.Current.RequestPermission();</text:p>
      <text:p text:style-name="Preformatted_20_Text">if (granted) </text:p>
      <text:p text:style-name="Preformatted_20_Text">{</text:p>
      <text:p text:style-name="Preformatted_20_Text"><text:s text:c="4"/>// go!</text:p>
      <text:p text:style-name="P1">}</text:p>
      <text:h text:style-name="Heading_20_3" text:outline-level="3"><text:bookmark text:name="user-content-continuous-dictation"/><text:soft-page-break/>Continuous Dictation</text:h>
      <text:p text:style-name="Preformatted_20_Text">var listener = CrossSpeechRecognition</text:p>
      <text:p text:style-name="Preformatted_20_Text"><text:s text:c="4"/>.Current</text:p>
      <text:p text:style-name="Preformatted_20_Text"><text:s text:c="4"/>.ContinuousDictation()</text:p>
      <text:p text:style-name="Preformatted_20_Text"><text:s text:c="4"/>.Subscribe(phrase =&gt; {</text:p>
      <text:p text:style-name="Preformatted_20_Text"><text:s text:c="8"/>// will keep returning phrases as pause is observed</text:p>
      <text:p text:style-name="Preformatted_20_Text"><text:s text:c="4"/>});</text:p>
      <text:p text:style-name="Preformatted_20_Text"/>
      <text:p text:style-name="Preformatted_20_Text">// make sure to dispose to stop listening</text:p>
      <text:p text:style-name="P1">listener.Dispose();</text:p>
      <text:h text:style-name="Heading_20_3" text:outline-level="3"><text:bookmark text:name="user-content-listen-for-a-phrase-good-for-a-web-search"/>Listen for a phrase (good for a web search)</text:h>
      <text:p text:style-name="Preformatted_20_Text">CrossSpeechRecognition</text:p>
      <text:p text:style-name="Preformatted_20_Text"><text:s text:c="4"/>.Current</text:p>
      <text:p text:style-name="Preformatted_20_Text"><text:s text:c="4"/>.ListenUntilPause()</text:p>
      <text:p text:style-name="P1"><text:s text:c="4"/>.Subscribe(phrase =&gt; {})</text:p>
      <text:h text:style-name="Heading_20_3" text:outline-level="3"><text:bookmark text:name="user-content-listen-for-keywords"/>Listen for keywords</text:h>
      <text:p text:style-name="Preformatted_20_Text">CrossSpeechRecognition</text:p>
      <text:p text:style-name="Preformatted_20_Text"><text:s text:c="4"/>.Current</text:p>
      <text:p text:style-name="Preformatted_20_Text"><text:s text:c="4"/>.ListenForKeywords("yes", "no")</text:p>
      <text:p text:style-name="P1"><text:s text:c="4"/>.Subscribe(firstKeywordHeard =&gt; {})</text:p>
      <text:h text:style-name="Heading_20_3" text:outline-level="3"><text:bookmark text:name="user-content-when-can-i-talk"/>When can I talk?</text:h>
      <text:p text:style-name="Preformatted_20_Text">CrossSpeechRecognition</text:p>
      <text:p text:style-name="Preformatted_20_Text"><text:s text:c="4"/>.Current</text:p>
      <text:p text:style-name="Preformatted_20_Text"><text:s text:c="4"/>.WhenListenStatusChanged()</text:p>
      <text:p text:style-name="P1"><text:s text:c="4"/>.Subscribe(isListening =&gt; { you can talk if this is true });</text:p>
      <text:h text:style-name="Heading_20_2" text:outline-level="2"><text:bookmark text:name="user-content-faq"/>FAQ</text:h>
      <text:p text:style-name="Text_20_body">Q. Why use reactive extensions and not async?</text:p>
      <text:p text:style-name="Text_20_body">A. Speech is very event stream oriented which fits well with RX</text:p>
      <text:p text:style-name="Text_20_body">Q. Should I use CrossSpeechRecognition.Current?</text:p>
      <text:p text:style-name="Text_20_body">A. Hell NO! DI that sucker using the Instance</text:p>
      <text:h text:style-name="Heading_20_2" text:outline-level="2"><text:bookmark text:name="user-content-roadmap"/>Roadmap</text:h>
      <text:list xml:id="list6017890255168111865" text:style-name="L2">
        <text:list-item>
          <text:p text:style-name="P5">Multilingual </text:p>
        </text:list-item>
        <text:list-item>
          <text:p text:style-name="P5">Confidence Scoring </text:p>
        </text:list-item>
        <text:list-item>
          <text:p text:style-name="P5">Mac Support </text:p>
        </text:list-item>
        <text:list-item>
          <text:p text:style-name="P5">Start and end of speech eventing </text:p>
        </text:list-item>
        <text:list-item>
          <text:p text:style-name="P3">RMS detection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08:31.896000000</meta:creation-date>
    <dc:date>2017-12-10T19:09:00.519000000</dc:date>
    <meta:editing-duration>PT29S</meta:editing-duration>
    <meta:editing-cycles>1</meta:editing-cycles>
    <meta:document-statistic meta:table-count="0" meta:image-count="1" meta:object-count="0" meta:page-count="2" meta:paragraph-count="67" meta:word-count="224" meta:character-count="1818" meta:non-whitespace-character-count="1572"/>
    <meta:generator>LibreOffice/5.2.6.2$Windows_x86 LibreOffice_project/a3100ed2409ebf1c212f5048fbe377c281438fdc</meta:generator>
  </office:meta>
</office:document-meta>
</file>